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4.3307in" style:auto-text-indent="false" style:page-number="auto" fo:background-color="transparent">
        <style:background-image/>
      </style:paragraph-properties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3" style:family="paragraph" style:parent-style-name="Standard">
      <style:paragraph-properties loext:contextual-spacing="false" fo:margin-left="0in" fo:margin-right="0in" fo:margin-top="0in" fo:margin-bottom="0.139in" fo:line-height="115%" fo:text-align="start" style:justify-single-word="false" fo:text-indent="4.3307in" style:auto-text-indent="false" fo:background-color="transparent">
        <style:background-image/>
      </style:paragraph-properties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4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0.472in" style:auto-text-indent="false" style:page-number="auto" fo:background-color="transparent">
        <style:background-image/>
      </style:paragraph-properties>
    </style:style>
    <style:style style:name="P5" style:family="paragraph" style:parent-style-name="Standard">
      <style:paragraph-properties loext:contextual-spacing="false"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loext:contextual-spacing="false" fo:margin-top="0in" fo:margin-bottom="0.139in" fo:line-height="115%" fo:text-align="start" style:justify-single-word="false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7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0.5209in" style:auto-text-indent="false" style:page-number="auto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8" style:family="paragraph" style:parent-style-name="Standard">
      <style:paragraph-properties loext:contextual-spacing="false" fo:margin-left="0in" fo:margin-right="0in" fo:margin-top="0in" fo:margin-bottom="0.139in" fo:line-height="115%" fo:text-align="start" style:justify-single-word="false" fo:text-indent="0.5209in" style:auto-text-indent="false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9" style:family="paragraph" style:parent-style-name="Standard">
      <style:paragraph-properties loext:contextual-spacing="false" fo:margin-left="0in" fo:margin-right="0in" fo:margin-top="0in" fo:margin-bottom="0.139in" fo:line-height="115%" fo:text-align="start" style:justify-single-word="false" fo:text-indent="0.5209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 loext:char-shading-value="0"/>
    </style:style>
    <style:style style:name="T2" style:family="text">
      <style:text-properties style:use-window-font-color="true" style:font-name="Calibri1" fo:font-size="11pt" fo:language="ru" fo:country="RU" fo:font-weight="normal" fo:background-color="transparent" style:font-name-asian="Calibri1" style:font-name-complex="Calibri1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ен. Директору ООО «Лотес ТМ»</text:p>
      <text:p text:style-name="P3">Стыскину Б М</text:p>
      <text:p text:style-name="P1"/>
      <text:p text:style-name="P4"><text:span text:style-name="T1"><text:s text:c="47"/>СЛУЖЕБН</text:span><text:span text:style-name="T2">АЯ</text:span><text:span text:style-name="T1"> ЗАПИСК</text:span><text:span text:style-name="T2">А</text:span><text:span text:style-name="T1"> <text:s/></text:span></text:p>
      <text:p text:style-name="P1"><text:s text:c="108"/></text:p>
      <text:p text:style-name="P7">При испытаниях ТГС Н2 на воздействие повышенной температуры обнаружился отказ детектора отбоя, выполненного на базе покупного изделия <text:span text:style-name="T3">DCPC1 </text:span>(Выполненного на микроконтроллере АТ<text:span text:style-name="T3">TINY</text:span> импортного производства)<text:span text:style-name="T3">. </text:span>После снижения температуры до нормальной работоспособность восстановилась.</text:p>
      <text:p text:style-name="P8">Предлагаю разработать плату управления ТГС Н2 с интегрированным детектором отбоя <text:span text:style-name="T3"><text:s/></text:span>на микроконтроллере российского производства, удовлетворяющую требованиям ТТТ <text:s/>на УКС АОС, используя процессор <text:s/>1887 ВЕ7Т производства НИИЭТ (г.Воронеж) представляющий собой 8-разрядный AVR RISC микроконтроллер , являющийся аналогом процессора <text:span text:style-name="T3">MEGA128 <text:s/>производства фирмы Atmel </text:span>стоимость которого с приемкой ОТК <text:s/>составляет 5720р. </text:p>
      <text:p text:style-name="P8">Стоимость отладочной платы производства ННИЭТ составляет 61000р, в связи с этим предлагаю данную плату пока не покупать, а взамен этого для отладки ПО установить на макетный образец вспомогательные элементы контроллер <text:span text:style-name="T3">USB </text:span>шины <text:s/><text:span text:style-name="T3">CH340 </text:span>со светодиодной индикацией, который позволит программировать процессор, используя программные средства AVR Studio и Code Vision, <text:s/>которые, по утверждению разработчика процессора (ВНИИЭТ г.Воронеж) пригодны при условии использования драйверов для процессора 1887ВЕ7Т <text:s text:c="3"/>которые являются бесплатными и находятся в открытом доступе на сайте разработчика процессора. </text:p>
      <text:p text:style-name="P8">В дальнейшем, после отладки ПО при производстве промышленного образца платы эти вспомогательные элементы можно не устанавливать.</text:p>
      <text:p text:style-name="P8"/>
      <text:p text:style-name="P9">Для разработки <text:span text:style-name="T4">макетного </text:span>образца печатной платы МАВЦ.467291011 в изделии ТГС Н2 в рамках программы импортозамещения <text:s/>взамен используемого в настоящий момент на этой плате процессора AT13a производства фирмы Atmel предлагаю закупить следующие ЭР<text:span text:style-name="T4">И</text:span> отечественного производства </text:p>
      <text:p text:style-name="P1">1887 ВЕ7Т <text:s text:c="19"/>8-разрядный AVR RISC микроконтроллер <text:s text:c="32"/>- 4 шт.</text:p>
      <text:p text:style-name="P1"><text:s text:c="5"/></text:p>
      <text:p text:style-name="P1"><text:s text:c="3"/></text:p>
      <text:p text:style-name="P1"/>
      <text:p text:style-name="P1"><text:span text:style-name="T4">Начальник ОРТС</text:span> <text:s text:c="35"/>Ю. <text:span text:style-name="T4">Д.</text:span> Крысин</text:p>
      <text:p text:style-name="P6">«Согласовано»</text:p>
      <text:p text:style-name="P6">Зам.Генерального директора <text:s text:c="6"/>А.Ю.Семен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7-05T17:18:50.69</dc:date>
    <meta:editing-duration>PT55M38S</meta:editing-duration>
    <meta:editing-cycles>8</meta:editing-cycles>
    <meta:generator>OpenOffice/4.1.2$Win32 OpenOffice.org_project/412m3$Build-9782</meta:generator>
    <dc:creator>John k</dc:creator>
    <meta:printed-by>John k</meta:printed-by>
    <meta:print-date>2017-07-05T14:01:53.52</meta:print-date>
    <meta:document-statistic meta:table-count="0" meta:image-count="0" meta:object-count="0" meta:page-count="1" meta:paragraph-count="15" meta:word-count="232" meta:character-count="2140"/>
  </office:meta>
</office:document-meta>
</file>